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mes" svg:font-family="Times" style:font-family-generic="roman" svg:panose-1="2 2 6 3 5 4 5 2 3 4"/>
    <style:font-face style:name="Consola" svg:font-family="Consol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" style:parent-style-name="Standard" style:family="paragraph">
      <style:text-properties style:font-name="Consola" style:font-style-complex="italic" style:text-underline-type="single" style:text-underline-style="solid" style:text-underline-width="auto" style:text-underline-mode="continuous" fo:language="fr" fo:country="CA"/>
    </style:style>
    <style:style style:name="T3" style:parent-style-name="Policepardéfaut" style:family="text">
      <style:text-properties style:font-name="Consola" fo:language="fr" fo:country="CA"/>
    </style:style>
    <style:style style:name="T4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" style:parent-style-name="Policepardéfaut" style:family="text">
      <style:text-properties style:font-name="Consola" fo:language="fr" fo:country="CA"/>
    </style:style>
    <style:style style:name="T6" style:parent-style-name="Policepardéfaut" style:family="text">
      <style:text-properties style:font-name="Consola" fo:language="fr" fo:country="CA"/>
    </style:style>
    <style:style style:name="T7" style:parent-style-name="Policepardéfaut" style:family="text">
      <style:text-properties style:font-name="Consola" fo:language="fr" fo:country="CA"/>
    </style:style>
    <style:style style:name="T8" style:parent-style-name="Policepardéfaut" style:family="text">
      <style:text-properties style:font-name="Consola" fo:language="fr" fo:country="CA"/>
    </style:style>
    <style:style style:name="T9" style:parent-style-name="Policepardéfaut" style:family="text">
      <style:text-properties style:font-name="Consola" fo:language="fr" fo:country="CA"/>
    </style:style>
    <style:style style:name="P10" style:parent-style-name="Standard" style:family="paragraph">
      <style:text-properties style:font-name="Consola" fo:language="fr" fo:country="CA"/>
    </style:style>
    <style:style style:name="P11" style:parent-style-name="Standard" style:family="paragraph">
      <style:text-properties style:font-name="Consola" fo:language="fr" fo:country="CA"/>
    </style:style>
    <style:style style:name="T12" style:parent-style-name="Policepardéfaut" style:family="text">
      <style:text-properties style:font-name="Times" fo:language="fr" fo:country="CA"/>
    </style:style>
    <style:style style:name="T13" style:parent-style-name="Policepardéfaut" style:family="text">
      <style:text-properties style:font-name="Times" style:font-style-complex="italic" fo:language="fr" fo:country="CA"/>
    </style:style>
    <style:style style:name="T14" style:parent-style-name="Policepardéfaut" style:family="text">
      <style:text-properties style:font-name="Times" fo:language="fr" fo:country="CA"/>
    </style:style>
    <style:style style:name="T15" style:parent-style-name="Policepardéfaut" style:family="text">
      <style:text-properties style:font-name="Times" fo:language="fr" fo:country="CA"/>
    </style:style>
    <style:style style:name="P16" style:parent-style-name="Standard" style:family="paragraph">
      <style:text-properties style:font-name="Consola" style:font-style-complex="italic" style:text-underline-type="single" style:text-underline-style="solid" style:text-underline-width="auto" style:text-underline-mode="continuous" fo:language="fr" fo:country="CA"/>
    </style:style>
    <style:style style:name="P17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8" style:parent-style-name="Standard" style:family="paragraph">
      <style:text-properties style:font-name="Consola" fo:language="fr" fo:country="CA"/>
    </style:style>
    <style:style style:name="T19" style:parent-style-name="Policepardéfaut" style:family="text">
      <style:text-properties style:font-name="Consola" fo:language="fr" fo:country="CA"/>
    </style:style>
    <style:style style:name="T20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21" style:parent-style-name="Policepardéfaut" style:family="text">
      <style:text-properties style:font-name="Consola" fo:language="fr" fo:country="CA"/>
    </style:style>
    <style:style style:name="T22" style:parent-style-name="Policepardéfaut" style:family="text">
      <style:text-properties style:font-name="Consola" fo:language="fr" fo:country="CA"/>
    </style:style>
    <style:style style:name="T23" style:parent-style-name="Policepardéfaut" style:family="text">
      <style:text-properties style:font-name="Consola" fo:language="fr" fo:country="CA"/>
    </style:style>
    <style:style style:name="P24" style:parent-style-name="Standard" style:family="paragraph">
      <style:text-properties style:font-name="Consola"/>
    </style:style>
    <style:style style:name="P25" style:parent-style-name="Standard" style:family="paragraph">
      <style:text-properties style:font-name="Consola"/>
    </style:style>
    <style:style style:name="P26" style:parent-style-name="Standard" style:family="paragraph">
      <style:text-properties style:font-name="Times"/>
    </style:style>
    <style:style style:name="T27" style:parent-style-name="Policepardéfaut" style:family="text">
      <style:text-properties style:font-name="Times" fo:language="fr" fo:country="CA"/>
    </style:style>
    <style:style style:name="T28" style:parent-style-name="Policepardéfaut" style:family="text">
      <style:text-properties style:font-name="Times" style:font-style-complex="italic" fo:language="fr" fo:country="CA"/>
    </style:style>
    <style:style style:name="P29" style:parent-style-name="Standard" style:family="paragraph">
      <style:text-properties style:font-name="Times" fo:language="fr" fo:country="CA"/>
    </style:style>
    <style:style style:name="P30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31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32" style:parent-style-name="Policepardéfaut" style:family="text">
      <style:text-properties style:font-name="Consola" fo:language="fr" fo:country="CA"/>
    </style:style>
    <style:style style:name="T33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34" style:parent-style-name="Policepardéfaut" style:family="text">
      <style:text-properties style:font-name="Consola" fo:language="fr" fo:country="CA"/>
    </style:style>
    <style:style style:name="T35" style:parent-style-name="Policepardéfaut" style:family="text">
      <style:text-properties style:font-name="Consola" fo:language="fr" fo:country="CA"/>
    </style:style>
    <style:style style:name="T36" style:parent-style-name="Policepardéfaut" style:family="text">
      <style:text-properties style:font-name="Consola" fo:language="fr" fo:country="CA"/>
    </style:style>
    <style:style style:name="T37" style:parent-style-name="Policepardéfaut" style:family="text">
      <style:text-properties style:font-name="Consola" fo:language="fr" fo:country="CA"/>
    </style:style>
    <style:style style:name="P38" style:parent-style-name="Standard" style:family="paragraph">
      <style:text-properties style:font-name="Consola" fo:language="fr" fo:country="CA"/>
    </style:style>
    <style:style style:name="P39" style:parent-style-name="Standard" style:family="paragraph">
      <style:text-properties style:font-name="Times" fo:language="fr" fo:country="CA"/>
    </style:style>
    <style:style style:name="T40" style:parent-style-name="Policepardéfaut" style:family="text">
      <style:text-properties style:font-name="Times" fo:language="fr" fo:country="CA"/>
    </style:style>
    <style:style style:name="P41" style:parent-style-name="Standard" style:family="paragraph">
      <style:text-properties style:font-name="Times" fo:language="fr" fo:country="CA"/>
    </style:style>
    <style:style style:name="P42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P43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T44" style:parent-style-name="Policepardéfaut" style:family="text">
      <style:text-properties style:font-name="Times" fo:language="fr" fo:country="CA"/>
    </style:style>
    <style:style style:name="T45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46" style:parent-style-name="Policepardéfaut" style:family="text">
      <style:text-properties style:font-name="Consola" fo:language="fr" fo:country="CA"/>
    </style:style>
    <style:style style:name="P47" style:parent-style-name="Standard" style:family="paragraph">
      <style:text-properties style:font-name="Times"/>
    </style:style>
    <style:style style:name="P48" style:parent-style-name="Standard" style:family="paragraph">
      <style:text-properties style:font-name="Times" fo:language="fr" fo:country="CA"/>
    </style:style>
    <style:style style:name="P49" style:parent-style-name="Standard" style:family="paragraph">
      <style:text-properties style:font-name="Times" fo:language="fr" fo:country="CA"/>
    </style:style>
    <style:style style:name="P50" style:parent-style-name="Standard" style:family="paragraph">
      <style:text-properties style:font-name="Times" fo:language="fr" fo:country="CA"/>
    </style:style>
    <style:style style:name="P51" style:parent-style-name="Standard" style:family="paragraph">
      <style:text-properties style:font-name="Times" fo:language="fr" fo:country="CA"/>
    </style:style>
    <style:style style:name="P52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53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54" style:parent-style-name="Policepardéfaut" style:family="text">
      <style:text-properties style:font-name="Consola" fo:language="fr" fo:country="CA"/>
    </style:style>
    <style:style style:name="T55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6" style:parent-style-name="Policepardéfaut" style:family="text">
      <style:text-properties style:font-name="Consola" fo:language="fr" fo:country="CA"/>
    </style:style>
    <style:style style:name="P57" style:parent-style-name="Standard" style:family="paragraph">
      <style:text-properties style:font-name="Consola" fo:language="fr" fo:country="CA"/>
    </style:style>
    <style:style style:name="P58" style:parent-style-name="Standard" style:family="paragraph">
      <style:text-properties style:font-name="Times" fo:language="fr" fo:country="CA"/>
    </style:style>
    <style:style style:name="T59" style:parent-style-name="Policepardéfaut" style:family="text">
      <style:text-properties style:font-name="Times" fo:language="fr" fo:country="CA"/>
    </style:style>
    <style:style style:name="P60" style:parent-style-name="Standard" style:family="paragraph">
      <style:text-properties style:font-name="Times" fo:language="fr" fo:country="CA"/>
    </style:style>
    <style:style style:name="P61" style:parent-style-name="Standard" style:family="paragraph">
      <style:text-properties style:font-name="Times" fo:language="fr" fo:country="CA"/>
    </style:style>
    <style:style style:name="P62" style:parent-style-name="Standard" style:family="paragraph">
      <style:text-properties style:font-name="Times" fo:language="fr" fo:country="CA"/>
    </style:style>
    <style:style style:name="P63" style:parent-style-name="Standard" style:family="paragraph">
      <style:text-properties style:font-name="Times" fo:language="fr" fo:country="CA"/>
    </style:style>
    <style:style style:name="P64" style:parent-style-name="Standard" style:family="paragraph">
      <style:text-properties style:font-name="Times" fo:language="fr" fo:country="CA"/>
    </style:style>
    <style:style style:name="P65" style:parent-style-name="Standard" style:family="paragraph">
      <style:text-properties style:font-name="Times" fo:language="fr" fo:country="CA"/>
    </style:style>
    <style:style style:name="P66" style:parent-style-name="Standard" style:family="paragraph">
      <style:text-properties style:font-name="Times" fo:language="fr" fo:country="CA"/>
    </style:style>
    <style:style style:name="P67" style:parent-style-name="Standard" style:family="paragraph">
      <style:text-properties style:font-name="Times" fo:language="fr" fo:country="CA"/>
    </style:style>
    <style:style style:name="P68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P69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T70" style:parent-style-name="Policepardéfaut" style:family="text">
      <style:text-properties style:font-name="Times" fo:language="fr" fo:country="CA"/>
    </style:style>
    <style:style style:name="T7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72" style:parent-style-name="Policepardéfaut" style:family="text">
      <style:text-properties style:font-name="Consola" fo:language="fr" fo:country="CA"/>
    </style:style>
    <style:style style:name="P73" style:parent-style-name="Standard" style:family="paragraph">
      <style:text-properties style:font-name="Times"/>
    </style:style>
    <style:style style:name="P74" style:parent-style-name="Standard" style:family="paragraph">
      <style:text-properties style:font-name="Times" fo:language="fr" fo:country="CA"/>
    </style:style>
    <style:style style:name="P75" style:parent-style-name="Standard" style:family="paragraph">
      <style:text-properties style:font-name="Times" fo:language="fr" fo:country="CA"/>
    </style:style>
    <style:style style:name="P76" style:parent-style-name="Standard" style:family="paragraph">
      <style:text-properties style:font-name="Times" fo:language="fr" fo:country="CA"/>
    </style:style>
    <style:style style:name="P77" style:parent-style-name="Standard" style:family="paragraph">
      <style:text-properties style:font-name="Times" fo:language="fr" fo:country="CA"/>
    </style:style>
    <style:style style:name="P78" style:parent-style-name="Standard" style:family="paragraph">
      <style:text-properties style:font-name="Times" fo:language="fr" fo:country="CA"/>
    </style:style>
    <style:style style:name="P79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80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81" style:parent-style-name="Policepardéfaut" style:family="text">
      <style:text-properties style:font-name="Consola" fo:language="fr" fo:country="CA"/>
    </style:style>
    <style:style style:name="T82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83" style:parent-style-name="Policepardéfaut" style:family="text">
      <style:text-properties style:font-name="Consola" fo:language="fr" fo:country="CA"/>
    </style:style>
    <style:style style:name="P84" style:parent-style-name="Standard" style:family="paragraph">
      <style:text-properties style:font-name="Consola"/>
    </style:style>
    <style:style style:name="P85" style:parent-style-name="Standard" style:family="paragraph">
      <style:text-properties style:font-name="Consola"/>
    </style:style>
    <style:style style:name="P86" style:parent-style-name="Standard" style:family="paragraph">
      <style:text-properties style:font-name="Consola"/>
    </style:style>
    <style:style style:name="P87" style:parent-style-name="Standard" style:family="paragraph">
      <style:text-properties style:font-name="Consola" fo:language="fr" fo:country="CA"/>
    </style:style>
    <style:style style:name="P88" style:parent-style-name="Standard" style:family="paragraph">
      <style:text-properties style:font-name="Times" fo:language="fr" fo:country="CA"/>
    </style:style>
    <style:style style:name="T89" style:parent-style-name="Policepardéfaut" style:family="text">
      <style:text-properties style:font-name="Times" fo:language="fr" fo:country="CA"/>
    </style:style>
    <style:style style:name="T90" style:parent-style-name="Policepardéfaut" style:family="text">
      <style:text-properties style:font-name="Times" style:font-style-complex="italic" fo:language="fr" fo:country="CA"/>
    </style:style>
    <style:style style:name="T91" style:parent-style-name="Policepardéfaut" style:family="text">
      <style:text-properties style:font-name="Times" fo:language="fr" fo:country="CA"/>
    </style:style>
    <style:style style:name="T92" style:parent-style-name="Policepardéfaut" style:family="text">
      <style:text-properties style:font-name="Times" style:font-style-complex="italic" fo:language="fr" fo:country="CA"/>
    </style:style>
    <style:style style:name="T93" style:parent-style-name="Policepardéfaut" style:family="text">
      <style:text-properties style:font-name="Times" fo:language="fr" fo:country="CA"/>
    </style:style>
    <style:style style:name="T94" style:parent-style-name="Policepardéfaut" style:family="text">
      <style:text-properties style:font-name="Times" fo:language="fr" fo:country="CA"/>
    </style:style>
    <style:style style:name="P95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96" style:parent-style-name="Standard" style:family="paragraph">
      <style:text-properties style:font-name="Times" fo:language="fr" fo:country="CA"/>
    </style:style>
    <style:style style:name="P97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98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99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00" style:parent-style-name="Policepardéfaut" style:family="text">
      <style:text-properties style:font-name="Consola" fo:language="fr" fo:country="CA"/>
    </style:style>
    <style:style style:name="T10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02" style:parent-style-name="Policepardéfaut" style:family="text">
      <style:text-properties style:font-name="Consola" fo:language="fr" fo:country="CA"/>
    </style:style>
    <style:style style:name="P103" style:parent-style-name="Standard" style:family="paragraph">
      <style:text-properties style:font-name="Consola" fo:language="fr" fo:country="CA"/>
    </style:style>
    <style:style style:name="P104" style:parent-style-name="Standard" style:family="paragraph">
      <style:text-properties style:font-name="Times" fo:language="fr" fo:country="CA"/>
    </style:style>
    <style:style style:name="T105" style:parent-style-name="Policepardéfaut" style:family="text">
      <style:text-properties style:font-name="Times" fo:language="fr" fo:country="CA"/>
    </style:style>
    <style:style style:name="T106" style:parent-style-name="Policepardéfaut" style:family="text">
      <style:text-properties style:font-name="Times" style:font-style-complex="italic" fo:language="fr" fo:country="CA"/>
    </style:style>
    <style:style style:name="T107" style:parent-style-name="Policepardéfaut" style:family="text">
      <style:text-properties style:font-name="Times" fo:language="fr" fo:country="CA"/>
    </style:style>
    <style:style style:name="T108" style:parent-style-name="Policepardéfaut" style:family="text">
      <style:text-properties style:font-name="Times" fo:language="fr" fo:country="CA"/>
    </style:style>
    <style:style style:name="P109" style:parent-style-name="Standard" style:family="paragraph">
      <style:text-properties style:font-name="Times" fo:language="fr" fo:country="CA"/>
    </style:style>
    <style:style style:name="P110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11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12" style:parent-style-name="Policepardéfaut" style:family="text">
      <style:text-properties style:font-name="Consola" fo:language="fr" fo:country="CA"/>
    </style:style>
    <style:style style:name="T113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14" style:parent-style-name="Policepardéfaut" style:family="text">
      <style:text-properties style:font-name="Consola" fo:language="fr" fo:country="CA"/>
    </style:style>
    <style:style style:name="T115" style:parent-style-name="DefaultParagraphFont" style:family="text">
      <style:text-properties style:font-name="Consola"/>
    </style:style>
    <style:style style:name="T116" style:parent-style-name="Policepardéfaut" style:family="text">
      <style:text-properties style:font-name="Consola"/>
    </style:style>
    <style:style style:name="T117" style:parent-style-name="DefaultParagraphFont" style:family="text">
      <style:text-properties style:font-name="Consola"/>
    </style:style>
    <style:style style:name="P118" style:parent-style-name="Standard" style:family="paragraph">
      <style:text-properties style:font-name="Consola"/>
    </style:style>
    <style:style style:name="T119" style:parent-style-name="DefaultParagraphFont" style:family="text">
      <style:text-properties style:font-name="Consola"/>
    </style:style>
    <style:style style:name="T120" style:parent-style-name="DefaultParagraphFont" style:family="text">
      <style:text-properties style:font-name="Consola"/>
    </style:style>
    <style:style style:name="T121" style:parent-style-name="DefaultParagraphFont" style:family="text">
      <style:text-properties style:font-name="Consola"/>
    </style:style>
    <style:style style:name="T122" style:parent-style-name="DefaultParagraphFont" style:family="text">
      <style:text-properties style:font-name="Consola"/>
    </style:style>
    <style:style style:name="T123" style:parent-style-name="DefaultParagraphFont" style:family="text">
      <style:text-properties style:font-name="Consola"/>
    </style:style>
    <style:style style:name="P124" style:parent-style-name="Standard" style:family="paragraph">
      <style:text-properties style:font-name="Times" fo:language="fr" fo:country="CA"/>
    </style:style>
    <style:style style:name="T125" style:parent-style-name="Policepardéfaut" style:family="text">
      <style:text-properties style:font-name="Times" fo:language="fr" fo:country="CA"/>
    </style:style>
    <style:style style:name="T126" style:parent-style-name="Policepardéfaut" style:family="text">
      <style:text-properties style:font-name="Times" style:font-style-complex="italic" fo:language="fr" fo:country="CA"/>
    </style:style>
    <style:style style:name="T127" style:parent-style-name="Policepardéfaut" style:family="text">
      <style:text-properties style:font-name="Times" fo:language="fr" fo:country="CA"/>
    </style:style>
    <style:style style:name="T128" style:parent-style-name="DefaultParagraphFont" style:family="text">
      <style:text-properties style:font-name="Consola" fo:language="fr" fo:country="CA"/>
    </style:style>
    <style:style style:name="T129" style:parent-style-name="Policepardéfaut" style:family="text">
      <style:text-properties style:font-name="Times" fo:language="fr" fo:country="CA"/>
    </style:style>
    <style:style style:name="T130" style:parent-style-name="Policepardéfaut" style:family="text">
      <style:text-properties style:font-name="Times" fo:language="fr" fo:country="CA"/>
    </style:style>
    <style:style style:name="T131" style:parent-style-name="Policepardéfaut" style:family="text">
      <style:text-properties style:font-name="Times" fo:language="fr" fo:country="CA"/>
    </style:style>
    <style:style style:name="T132" style:parent-style-name="Policepardéfaut" style:family="text">
      <style:text-properties style:font-name="Times" fo:language="fr" fo:country="CA"/>
    </style:style>
    <style:style style:name="T133" style:parent-style-name="Policepardéfaut" style:family="text">
      <style:text-properties style:font-name="Times" fo:language="fr" fo:country="CA"/>
    </style:style>
    <style:style style:name="T134" style:parent-style-name="DefaultParagraphFont" style:family="text">
      <style:text-properties style:font-name="Consola" fo:language="fr" fo:country="CA"/>
    </style:style>
    <style:style style:name="T135" style:parent-style-name="Policepardéfaut" style:family="text">
      <style:text-properties style:font-name="Times" fo:language="fr" fo:country="CA"/>
    </style:style>
    <style:style style:name="P136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37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38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</office:automatic-styles>
  <office:body>
    <office:text text:use-soft-page-breaks="true">
      <text:p text:style-name="P1">Entité Employe</text:p>
      <text:p text:style-name="P2"/>
      <text:p text:style-name="Standard"><text:span text:style-name="T3">Employe (</text:span><text:span text:style-name="T4">numEmploye</text:span><text:span text:style-name="T5">, nom, prenom, rue, ville, province, code</text:span><text:span text:style-name="T6">P</text:span><text:span text:style-name="T7">ostal, telephone,<text:s/></text:span><text:span text:style-name="T8">dob</text:span><text:span text:style-name="T9">, sexe, nas, fonction, salaire)</text:span></text:p>
      <text:p text:style-name="P10">Primary Key(numEmploye)</text:p>
      <text:p text:style-name="P11"/>
      <text:p text:style-name="Standard"><text:span text:style-name="T12">L’entité<text:s/></text:span><text:span text:style-name="T13">Employe<text:s/></text:span><text:span text:style-name="T14">n’a pas<text:s/></text:span><text:span text:style-name="T15">d’association dirigé vers elle. C’est pour ça qu’elle ne possède pas de clé étrangère ou d’attributs provenant d’une autre entité.</text:span></text:p>
      <text:p text:style-name="P16"/>
      <text:p text:style-name="P17">Entité Clinique</text:p>
      <text:p text:style-name="P18"/>
      <text:p text:style-name="Standard"><text:span text:style-name="T19">Clinique (</text:span><text:span text:style-name="T20">numClinique</text:span><text:span text:style-name="T21">, numEmploye, rue, ville, province, code</text:span><text:span text:style-name="T22">P</text:span><text:span text:style-name="T23">ostal, telephone, telecopieur)</text:span></text:p>
      <text:p text:style-name="P24">Primary Key(numClinique)</text:p>
      <text:p text:style-name="P25">Foreign Key (numEmploye) references Employe(numEmploye)</text:p>
      <text:p text:style-name="P26"/>
      <text:p text:style-name="Standard"><text:span text:style-name="T27">L’entité<text:s/></text:span><text:span text:style-name="T28">Clinique possède un clé étrangère représentant le numéro de l’employé gérant la clinique.</text:span></text:p>
      <text:p text:style-name="P29"/>
      <text:p text:style-name="P30">Entité Proprietaire</text:p>
      <text:p text:style-name="P31"/>
      <text:p text:style-name="Standard"><text:span text:style-name="T32">Propriétaire (</text:span><text:span text:style-name="T33">numProprietaire</text:span><text:span text:style-name="T34">, nom, prenom, rue, ville, province,<text:s/></text:span><text:span text:style-name="T35">code</text:span><text:span text:style-name="T36">P</text:span><text:span text:style-name="T37">ostal, telephone)</text:span></text:p>
      <text:p text:style-name="P38">Primary Key(numProprietaire)</text:p>
      <text:p text:style-name="P39"/>
      <text:p text:style-name="Standard"><text:span text:style-name="T40">L’entité Proprietaire est une association binaire avec Clinique, alors il n’y a pas de clé étrangère.<text:s/></text:span></text:p>
      <text:p text:style-name="P41"/>
      <text:p text:style-name="P42">Entité EnregistrementProprioClinique</text:p>
      <text:p text:style-name="P43"/>
      <text:p text:style-name="Standard"><text:span text:style-name="T44">EnregistrementProprioClinique (</text:span><text:span text:style-name="T45">numProprietaire, numClinique</text:span><text:span text:style-name="T46">)</text:span></text:p>
      <text:p text:style-name="Standard">Primary Key (numProprietaire, numClinique)</text:p>
      <text:p text:style-name="P47">Foreign Key (numProprietaire) references Proprietaire(numProprietaire)</text:p>
      <text:p text:style-name="P48">Foreign Key (numClinique) references Clinique(numClinique)</text:p>
      <text:p text:style-name="P49"/>
      <text:p text:style-name="P50">Cette entité doit être présente vue que nous avons une association binaire entre<text:s/>Clinique et Proprietaire nécessitant une nouvelle table.</text:p>
      <text:p text:style-name="P51"/>
      <text:p text:style-name="P52">Entité Animal</text:p>
      <text:p text:style-name="P53"/>
      <text:p text:style-name="Standard"><text:span text:style-name="T54">Animal (</text:span><text:span text:style-name="T55">numAnimal</text:span><text:span text:style-name="T56">, nom, type, description, dob, doi, etat)</text:span></text:p>
      <text:p text:style-name="P57">Primary Key(numAnimal)</text:p>
      <text:p text:style-name="P58"/>
      <text:p text:style-name="Standard"><text:span text:style-name="T59">L’entité Animal est une association binaire avec Clinique, alors il n’y a pas de clé étrangère.<text:s/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P68">Entité EnregistrementAnimalClinique</text:p>
      <text:p text:style-name="P69"/>
      <text:p text:style-name="Standard"><text:span text:style-name="T70">EnregistrementAnimalClinique (</text:span><text:span text:style-name="T71">numAnimal, numClinique</text:span><text:span text:style-name="T72">)</text:span></text:p>
      <text:p text:style-name="Standard">Primary Key (numAnimal, numClinique)</text:p>
      <text:p text:style-name="P73">Foreign Key (numAnimal) references Animal(numAnimal)</text:p>
      <text:p text:style-name="P74">Foreign Key (numClinique) references Clinique(numClinique)</text:p>
      <text:p text:style-name="P75"/>
      <text:p text:style-name="P76">Cette<text:s/>entité doit être présente vue que nous avons une association binaire entre Animal et Clinique nécessitant une nouvelle table.</text:p>
      <text:p text:style-name="P77"/>
      <text:p text:style-name="P78"/>
      <text:p text:style-name="P79">Entité Examen</text:p>
      <text:p text:style-name="P80"/>
      <text:p text:style-name="Standard"><text:span text:style-name="T81">Examen (</text:span><text:span text:style-name="T82">numExamen, numClinique</text:span><text:span text:style-name="T83">, numEmploye, numAnimal, date, heure, description)</text:span></text:p>
      <text:p text:style-name="P84">Primary Key(numExamen, numClinique)</text:p>
      <text:p text:style-name="P85">Foreign Key(numEmploye) references Employe(numEmploye)</text:p>
      <text:p text:style-name="P86">Foreign Key(numAnimal) references Animal(numAnimal)</text:p>
      <text:p text:style-name="P87">Foreign Key(numClinique) references Clinique(numClinique)</text:p>
      <text:p text:style-name="P88"/>
      <text:p text:style-name="Standard"><text:span text:style-name="T89">L’entité<text:s/></text:span><text:span text:style-name="T90">Examen<text:s/></text:span><text:span text:style-name="T91">a besoin des clés des entités<text:s/></text:span><text:span text:style-name="T92">Employe</text:span><text:span text:style-name="T93">, Animal et Clinique, car elle dé</text:span><text:span text:style-name="T94">pend Clinique et elle est une association ternaire avec Employe et Animal.</text:span></text:p>
      <text:p text:style-name="P95"/>
      <text:p text:style-name="P96"/>
      <text:p text:style-name="P97"/>
      <text:p text:style-name="P98">Entité Traitement</text:p>
      <text:p text:style-name="P99"/>
      <text:p text:style-name="Standard"><text:span text:style-name="T100">Examen (</text:span><text:span text:style-name="T101">numTraitement</text:span><text:span text:style-name="T102">, description, cout)</text:span></text:p>
      <text:p text:style-name="P103">Primary Key(numTraitement)</text:p>
      <text:p text:style-name="P104"/>
      <text:p text:style-name="Standard"><text:span text:style-name="T105">L’entité<text:s/></text:span><text:span text:style-name="T106">Traitement<text:s/></text:span><text:span text:style-name="T107">n’a pas d’association dirigé vers elle. C’est pour ça qu’elle ne poss</text:span><text:span text:style-name="T108">ède pas de clé étrangère ou d’attributs provenant d’une autre entité.</text:span></text:p>
      <text:p text:style-name="P109"/>
      <text:p text:style-name="P110">Entité Operation</text:p>
      <text:p text:style-name="P111"/>
      <text:p text:style-name="Standard"><text:span text:style-name="T112">Opération (</text:span><text:span text:style-name="T113">numTraitement, numExamen, numClinique</text:span><text:span text:style-name="T114">, date, quantite, dateDebut, dateFin)</text:span></text:p>
      <text:p text:style-name="Standard"><text:span text:style-name="T115">Primary Key(</text:span><text:span text:style-name="T116">numTraitement, numExamen, numClinique</text:span><text:span text:style-name="T117">)</text:span></text:p>
      <text:p text:style-name="P118">Foreign Key(numTraitement)<text:s/>references Traitement(numTraitement)</text:p>
      <text:p text:style-name="Standard"><text:span text:style-name="T119">Foreign Key(numExamen</text:span><text:span text:style-name="T120">, numClinique</text:span><text:span text:style-name="T121">) references Examen(numExamen</text:span><text:span text:style-name="T122">, numClinique</text:span><text:span text:style-name="T123">)</text:span></text:p>
      <text:p text:style-name="P124"/>
      <text:p text:style-name="Standard"><text:span text:style-name="T125">L’entité<text:s/></text:span><text:span text:style-name="T126">Operation<text:s/></text:span><text:span text:style-name="T127">a besoin des clés des entités<text:s/></text:span><text:span text:style-name="T128">Traitement, Examen</text:span><text:span text:style-name="T129"><text:s/></text:span><text:span text:style-name="T130">car elle dépend de Examen</text:span><text:span text:style-name="T131"><text:s/>et<text:s/></text:span><text:span text:style-name="T132">d</text:span><text:span text:style-name="T133">e<text:s/></text:span><text:span text:style-name="T134">Traitement</text:span><text:span text:style-name="T135">.</text:span></text:p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mes" svg:font-family="Times" style:font-family-generic="roman" svg:panose-1="2 2 6 3 5 4 5 2 3 4"/>
    <style:font-face style:name="Consola" svg:font-family="Consol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Pastor</dc:creator>
    <meta:creation-date>2019-02-03T13:34:00Z</meta:creation-date>
    <dc:date>2019-03-21T15:20:00Z</dc:date>
    <meta:print-date>2019-03-21T14:38:00Z</meta:print-date>
    <meta:template xlink:href="Normal" xlink:type="simple"/>
    <meta:editing-cycles>11</meta:editing-cycles>
    <meta:editing-duration>PT11280S</meta:editing-duration>
    <meta:document-statistic meta:page-count="2" meta:paragraph-count="5" meta:word-count="455" meta:character-count="2957" meta:row-count="20" meta:non-whitespace-character-count="2507"/>
  </office:meta>
</office:document-meta>
</file>